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c372f" officeooo:paragraph-rsid="000c372f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normal" officeooo:rsid="000c372f" officeooo:paragraph-rsid="000c372f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ver letter</text:p>
      <text:p text:style-name="P1"/>
      <text:p text:style-name="P2">Dear Sir/Madam, </text:p>
      <text:p text:style-name="P2"/>
      <text:p text:style-name="P2">My name is Álvaro García Torres. I am writing in response to the job advertisememt I saw on your company’s web page, as I would be delighted to be considered for to the position of Software developer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8T11:01:58.776000000</meta:creation-date>
    <dc:date>2021-10-08T11:09:34.580000000</dc:date>
    <meta:editing-duration>PT7M37S</meta:editing-duration>
    <meta:editing-cycles>1</meta:editing-cycles>
    <meta:document-statistic meta:table-count="0" meta:image-count="0" meta:object-count="0" meta:page-count="1" meta:paragraph-count="3" meta:word-count="41" meta:character-count="228" meta:non-whitespace-character-count="189"/>
    <meta:generator>LibreOffice/7.1.4.2$Windows_X86_64 LibreOffice_project/a529a4fab45b75fefc5b6226684193eb000654f6</meta:generator>
  </office:meta>
</office:document-meta>
</file>